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4/2022<text:bookmark-end text:name="Text14"/></text:p>
            <text:p text:style-name="Normální">KVOP-32952/2022<text:bookmark-end text:name="Text2"/></text:p>
            <text:p text:style-name="Normální"><text:bookmark-start text:name="Text6"/>31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K. S. A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>Vážený pane A.,</text:p>
      <text:p text:style-name="Základnítext">dne 26. května 2022 byla do Kanceláře veřejného ochránce práv doručena Vaše žádost podle zákona o svobodném přístupu k informacím, kterou<text:s/><text:span text:style-name="Silné">žádáte následující informace:</text:span></text:p>
      <text:list text:style-name="LFO3_1" text:continue-numbering="true">
        <text:list-item>
          <text:p text:style-name="P17">Jakým způsobem došlo k vypořádání jednotlivých doporučení uvedených ve zprávě ze systematické návštěvy Věznice Karviná konané ve dnech 20. – 22. 10. 2014?</text:p>
        </text:list-item>
        <text:list-item>
          <text:p text:style-name="P18">Třetí a další vydání stanovisek veřejného ochránce práv na téma vězeňství.</text:p>
        </text:list-item>
      </text:list>
      <text:p text:style-name="podpis"/>
      <text:p text:style-name="Základnítext">K Vaší žádosti poskytuji<text:s/><text:span text:style-name="Silné">následující informace</text:span>:</text:p>
      <text:p text:style-name="Základnítext">K bodu č. 1</text:p>
      <text:p text:style-name="Základnítext">Stran systematické návštěvy Věznice Karviná zasílám písemnou komunikaci (po vydání zprávy) mezi veřejnou ochránkyní práv a Vězeňskou službou ČR.<text:s/></text:p>
      <text:p text:style-name="Základnítext">K<text:s/>bodu č. 2</text:p>
      <text:p text:style-name="Základnítext">Tuto informaci nelze poskytnout. V podrobnostech odkazuji na současně vydané rozhodnutí o částečném odmítnutí informací.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odpis"/>
      <text:p text:style-name="Příloha">Přílohy</text:p>
      <text:p text:style-name="Normální">5x sdělení veřejný ochránce práv</text:p>
      <text:p text:style-name="Normální">3x sdělení<text:s/>Věznice Karviná</text:p>
      <text:p text:style-name="Normální">1x sdělení Generální ředitelství Vězeňské služby ČR</text:p>
      <text:p text:style-name="Normální"/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LJMF*</text:span></text:p>
        <text:p text:style-name="P12"><text:span text:style-name="T13">KVOPX00CLJMF</text:span>KVOPX00CLJMF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7-28T10:13:00Z</meta:creation-date>
    <dc:date>2022-07-28T10:18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72" meta:character-count="1191" meta:row-count="8" meta:non-whitespace-character-count="1021"/>
  </office:meta>
</office:document-meta>
</file>